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 hice ese retrato. Me acuerdo bien. Era una muchacha muy guapa, 20 o 25 años. Traía ese mismo broche de latón, pero otra ropa más fresca porque era temporada de calor. Mire que bien ha envejecido. Se ve que la han tratado bien sus dueños. Esos retratos ya no se usan ahora, pero en mis tiempos se vendían muy bien.<text:span text:style-name="T1"> </text:span>Era una chamba ruda, había que tomar la foto durante la agonía del retratado. Las tomábamos con un aparato del que ya nadie se acuerda: el paniconógrafo. Un aparato grande, casi del tamaño de una persona. Puras piezas de metal y madera. Mecánica fina. El chiste es que el retratado tenía que sentir mucho miedo al momento de la foto para que la imagen se fijara bien. Si el retratado no estaba sudando de miedo, la imagen no se fijaba, o se fijaba pero se quedaba quieta. Por eso había que torturarlos tantito, amenazarlos, hacerlos sufrir. Aunque la mayoría de los retratados eran gente que ya se iba a morir y a veces ese dolor ya era suficiente. Por eso mismo les tomaban la paniconografía, para quedarse con un recuerdo vivo de la persona. La guerra era buen negocio. Aparecían muertos a toda hora, por todos lados. De eso se vivía. No había de otra: podía uno trabajar para el gobierno o para los particulares, o incluso podía uno poner su changarrito, las alternativas eran las mismas: o matabas o vendías. Y si no vendías o no matabas, pues te mataban a ti. Yo no me puedo quejar. No salí tan mal librado. Las paniconografías eran un medio modesto, no sólo de ganarse la vida, también de esquivar la muerte. Por ejemplo esa chava, la del retrato. Se llamaba Dora, pero todos le decían Dorita. Creo que se apellidaba Garay. Era la novia del gobernador polígamo. Él se podía dar esa clase de lujos porque vendía mucho y de muy buena calidad, nada que ver con lo que vendían los particulares. Además estaba bien pinche guapo. Guapo y buen vendedor, pues podía tener lo que él quisiera. Él fue quien trajo el primer paniconógrafo a México, que era el que usaba mi maestro, el señor Basilio. Él estaba junto a mí, vigilando a ver como operaba el instrumental para hacer este retrato de Dorita. Que bien envejeció, ¿verdad? Hay retratos que envejecen mal, se ponen tristes, se les van los colores o se quedan siempre con la misma ropa. Dorita no. Mírela ahora, una señora decente, seria, en paz con lo que mira. ¡Lo único que le faltan son nietos rondando al lado! La hubiera visto de joven. Era una muchacha altota, bonita, con unas piernas así de largas. El gobernador la tuvo que mandar matar por razones que ya no recuerdo. Pero primero la torturamos un rato, para poder fijar la imagen. El torturador era un señor muy simpático, se llamaba Enrique. Él conocía bien al gobernador, decía que era una persona humana muy sensible. Le pedía que torturara con cuidado, que fuera amable con las víctimas, que les provocara dolor sin humillarlas ni burlarse de ellas. Tortura respetuosa, de calidad internacional. Fue el gobernador quien trajo el primero paniconógrafo a México. Le dolía mucho mandar matar seres queridos y era alguien demasiado sensible como para conformarse con fotografías de gente congelada para siempre en una misma edad. Esas fotos de siempre nomás sirven para ponerlo a uno triste. En cambio, los retratos del paniconógrafo están vivos: al retratado le salen canas, arrugas, pelos en las orejas, lentes, a veces hasta aparatos de audición. Dicen que el gobernador tenía en su casa un cuarto lleno de paniconografías; cuando estaba nostálgico se encerraba con una guitarra, una botella y le cantaba canciones a sus difuntas. La mayoría eran mujeres. A la mayoría les dio buena vejez. Él estaba seguro de que era por todos esos cuidados, las canciones, los pirópos, la plática. Yo perdí de vista al gobernador cuando la guerra se puso más fea. Se empezaron a importar paniconógrafos de China. No nos dábamos abasto con el trabajo. Usted no se da cuenta de todo el amor que existe entre un asesino y su asesinado. Había gente que se iba de viaje sola con sus retratos. Los procuraban más que a su familia o a sus mascotas. Luego andaban por ahí inventando consejos, sacándose recetas de la manga para que darle una buena vejez a sus paniconografiados. Que si hay que hablarles bonito, que si hay que cantarles la canción del gobernador, que si hay que cambiarles el marco cada año, que si hay que poner junto al retrato la comida que más le gustaba al retratado. Puras mamadas. Mi maestro Basilio me contó el secreto, que ahora ya no sirve de nada porque las paniconografías ya pasaron de moda. Mire usted: las placas de gelatina de placa que usamos para fijar la imagen son sensibles al sufrimiento, y esa sensibilidad es persistente. Por eso hay que torturar al retratado, llevarlo hasta el límite del dolor. Si uno logra atrapar con el obturador el momento de mayor sufrimiento en toda la existencia del retratado, se obtiene un objeto vivo, cambiante, cuya apariencia se modifica a lo largo del tiempo. Haga de cuenta una obra de arte que se niega a estarse quieta. No es que la paniconografía esté viva, sólo mantiene su sensibilidad al <text:soft-page-break/>sufrimiento. Por eso los retratados envejecen mejor cuando se quedan entre las manos de sus asesinos. Haga de cuenta que se hubieran vuelto adictos al dolor. Como una esponja, pero de dolor. Por eso hay que ponerlos en lugares donde se sufra mucho, de preferencia junto a sus asesinos, porque son ellos los que más sufren. Por eso las paniconografías envejecen tan bien junto a ellos. Hasta parece que son felices. Mire nada más a Dorita. Habrase visto señora más rozagante. Ha de haber sufrido un chingo el gobernador para darle tan buena vejez. Pero bueno, ahora en tiempos de paz esas cosas ya no importan. ¿Quiere que le de un consejo? Cuide su paniconografía. Yo sé que usted no es una asesina, es demasiado joven, no le tocó la guerra. Usted se la foto tirada en la calle y se le hizo fácil subirla al internet nomás porque le pareció una antigüalla bonita. Pero mejor quítela. Bájela de ahí. Me llegó el rumor de que, desde el armnisticio y firma de la paz, los gobernadores, los particulares y los changarros siguen haciéndose la guerra, pero ahora ya no eliminan personas, sino paniconografías. Así que no le extrañe si algún día se aparece un fotomatón (así les dicen ahora) y se mete a su casa a destruirlo todo buscando la paniconografía de Dorita. Cuídese: siguen siendo gente muy violenta. Ahora ya no matan, pero igual hacen sufr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0T11:48:29</meta:creation-date>
    <meta:document-statistic meta:table-count="0" meta:image-count="0" meta:object-count="0" meta:page-count="2" meta:paragraph-count="1" meta:word-count="1133" meta:character-count="6426"/>
    <dc:date>2011-08-10T13:26:37</dc:date>
    <meta:editing-duration>PT21M5S</meta:editing-duration>
    <meta:editing-cycles>1</meta:editing-cycles>
    <meta:generator>LibreOffice/3.3$Linux LibreOffice_project/330m19$Build-202</meta:generator>
  </office:meta>
</office:document-meta>
</file>